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fo:color="#000000" fo:font-size="18.5pt" fo:font-weight="normal" officeooo:rsid="000fe053" officeooo:paragraph-rsid="001e1750" style:font-size-asian="18.5pt" style:font-weight-asian="normal" style:font-size-complex="18.5pt" style:font-weight-complex="normal"/>
    </style:style>
    <style:style style:name="P2" style:family="paragraph" style:parent-style-name="Standard" style:master-page-name="Standard">
      <style:paragraph-properties fo:line-height="100%" fo:text-align="center" style:justify-single-word="false" style:page-number="auto"/>
      <style:text-properties fo:color="#000000" fo:font-size="12pt" fo:font-weight="normal" officeooo:rsid="000fe053" officeooo:paragraph-rsid="001e1750" style:font-size-asian="12pt" style:font-weight-asian="normal" style:font-size-complex="12pt" style:font-weight-complex="normal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2pt" officeooo:rsid="0011bc92" style:font-size-asian="22pt" style:font-size-complex="22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officeooo:rsid="0011bc92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28pt" officeooo:rsid="0011bc92" style:font-size-asian="28pt" style:font-size-complex="2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6">Deus de Detalhes</text:span><text:span text:style-name="T3"><text:tab/><text:tab/><text:tab/></text:span>Pr. Lucas<text:span text:style-name="T4"><text:tab/><text:tab/></text:span><text:span text:style-name="T7">[ 16 ]</text:span></text:p>
      <text:p text:style-name="P1">Eu tenho um Deus, Que cuida de mim em cada detalhe</text:p>
      <text:p text:style-name="P1">Eu tenho um Deus, Que já fez em mim o seu milagre</text:p>
      <text:p text:style-name="P1"/>
      <text:p text:style-name="P1">Livrou-me do que eu nem cheguei a ver</text:p>
      <text:p text:style-name="P1">Já tinha um plano certo, antes de eu nascer</text:p>
      <text:p text:style-name="P1">E pra cada coisa que ia perder, <text:span text:style-name="T5">p</text:span>reparou o dobro pra me devolver</text:p>
      <text:p text:style-name="P1"/>
      <text:p text:style-name="P1">Abriu cada porta que o mundo fechou</text:p>
      <text:p text:style-name="P1">Eu não valia nada ele me deu valor</text:p>
      <text:p text:style-name="P1">Mudou minha história e me fez alguém</text:p>
      <text:p text:style-name="P1">E me disse que o seus sonhos vão além</text:p>
      <text:p text:style-name="P1">Do que eu possa imaginar</text:p>
      <text:p text:style-name="P1"/>
      <text:p text:style-name="P1">Deus está cuidando de mim, Nos detalhes cuida de mim</text:p>
      <text:p text:style-name="P1">Seu amor é sobrenatural, Faz com que eu me sinta especial</text:p>
      <text:p text:style-name="P1"/>
      <text:p text:style-name="P1">Colocou limite nas águas do mar</text:p>
      <text:p text:style-name="P1">Deu altura certa pra o pássaro voar</text:p>
      <text:p text:style-name="P1">Fez o céu e pôs a estrela a brilhar, Pra gente olhar e admirar</text:p>
      <text:p text:style-name="P1"/>
      <text:p text:style-name="P1">Fez abelha pra gente provar do mel</text:p>
      <text:p text:style-name="P1">Pintou de azul o nosso lindo céu</text:p>
      <text:p text:style-name="P1">Quando o sol vai a lua logo vem</text:p>
      <text:p text:style-name="P1">E nos faz lembrar que mais um dia o senhor nos fez bem</text:p>
      <text:p text:style-name="P1"/>
      <text:p text:style-name="P1">Deus está cuidando de mim, Nos detalhes cuida de mim</text:p>
      <text:p text:style-name="P1">Seu amor é sobrenatural, Faz com que eu me sinta especial</text:p>
      <text:p text:style-name="P1"/>
      <text:p text:style-name="P1">Deus está cuidando, cuidando de tudo</text:p>
      <text:p text:style-name="P1">E o meu trabalho é esperar e descansar no seu amor</text:p>
      <text:p text:style-name="P1">Pois Deus está cuidando, cuidado de tud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6.001cm" fo:margin-left="0cm" fo:margin-right="3cm" fo:border-top="none" fo:border-bottom="none" fo:border-left="0.06pt solid #000000" fo:border-right="0.06pt solid #000000" fo:padding-top="0cm" fo:padding-bottom="0cm" fo:padding-left="0.499cm" fo:padding-right="0.499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2T13:53:27.730448112</meta:creation-date>
    <dc:date>2017-11-04T14:22:42.358081445</dc:date>
    <meta:editing-duration>PT23M50S</meta:editing-duration>
    <meta:editing-cycles>16</meta:editing-cycles>
    <meta:generator>LibreOffice/5.4.1.2.0$Linux_X86_64 LibreOffice_project/40m0$Build-2</meta:generator>
    <meta:print-date>2017-11-02T16:02:21.550682606</meta:print-date>
    <meta:document-statistic meta:table-count="0" meta:image-count="0" meta:object-count="0" meta:page-count="1" meta:paragraph-count="25" meta:word-count="225" meta:character-count="1068" meta:non-whitespace-character-count="865"/>
  </office:meta>
</office:document-meta>
</file>